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oduct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Detal Soa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ooking Oi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ic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Washing power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Washing soap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Door Dal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Toilet cleane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aving crea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N95 Mask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Sanitize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harg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oconut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2:47:47.331516181</meta:creation-date>
    <meta:generator>LibreOffice/6.4.7.2$Linux_X86_64 LibreOffice_project/40$Build-2</meta:generator>
    <dc:date>2022-01-26T12:53:28.901723269</dc:date>
    <meta:editing-duration>PT5M41S</meta:editing-duration>
    <meta:editing-cycles>2</meta:editing-cycles>
    <meta:document-statistic meta:table-count="1" meta:cell-count="39" meta:object-count="0"/>
  </office:meta>
</office:document-meta>
</file>